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3.10444444444444cm" style:use-optimal-column-width="true"/>
    </style:style>
    <style:style style:name="co8" style:family="table-column">
      <style:table-column-properties fo:break-before="auto" style:column-width="1.05833333333333cm" style:use-optimal-column-width="true"/>
    </style:style>
    <style:style style:name="co9" style:family="table-column">
      <style:table-column-properties fo:break-before="auto" style:column-width="0.352777777777778cm" style:use-optimal-column-width="true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16371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06T00:00:00" table:style-name="ce4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4T00:00:00" table:style-name="ce4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4-29T00:00:00" table:style-name="ce4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3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3">
            <text:p>清野静男 勝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05-29T00:00:00" table:style-name="ce4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5">
            <text:p>南口繁一 勝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6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3-26T00:00:00" table:style-name="ce4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04T00:00:00" table:style-name="ce4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1局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8-04-12T00:00:00" table:style-name="ce4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第2局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3">
            <text:p>岡崎史明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5-11-10T00:00:00" table:style-name="ce4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5">
            <text:p>高島弘光 勝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0-18T00:00:00" table:style-name="ce4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1-19T00:00:00" table:style-name="ce4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5">
            <text:p>08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12-23T00:00:00" table:style-name="ce4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3">
            <text:p>06組</text:p>
          </table:table-cell>
          <table:table-cell office:value-type="string" table:style-name="ce2">
            <text:p>決勝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4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9-28T00:00:00" table:style-name="ce4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3組</text:p>
          </table:table-cell>
          <table:table-cell office:value-type="string" table:style-name="ce2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3">
            <text:p>03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10-10T00:00:00" table:style-name="ce4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5">
            <text:p>02組</text:p>
          </table:table-cell>
          <table:table-cell office:value-type="string" table:style-name="ce2">
            <text:p>02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4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09T00:00:00" table:style-name="ce4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19T00:00:00" table:style-name="ce4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3"/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2-03-25T00:00:00" table:style-name="ce4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5">
            <text:p>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style-name="ce2"/>
          <table:table-cell table:number-columns-repeated="2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5">
            <text:p>13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18T00:00:00" table:style-name="ce4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9-23T00:00:00" table:style-name="ce4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3T00:00:00" table:style-name="ce4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6-15T00:00:00" table:style-name="ce4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2T00:00:00" table:style-name="ce4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3T00:00:00" table:style-name="ce4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8T00:00:00" table:style-name="ce4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3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5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29T00:00:00" table:style-name="ce4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6-30T00:00:00" table:style-name="ce4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4T00:00:00" table:style-name="ce4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4T00:00:00" table:style-name="ce4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07T00:00:00" table:style-name="ce4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7-28T00:00:00" table:style-name="ce4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7-28T00:00:00" table:style-name="ce4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3"/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15T00:00:00" table:style-name="ce4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5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4T00:00:00" table:style-name="ce4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3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5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3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14T00:00:00" table:style-name="ce4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決勝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4T00:00:00" table:style-name="ce4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4T00:00:00" table:style-name="ce4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05T00:00:00" table:style-name="ce4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12T00:00:00" table:style-name="ce4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12T00:00:00" table:style-name="ce4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17T00:00:00" table:style-name="ce4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17T00:00:00" table:style-name="ce4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7-25T00:00:00" table:style-name="ce4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7-25T00:00:00" table:style-name="ce4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8-04T00:00:00" table:style-name="ce4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8-04T00:00:00" table:style-name="ce4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8-07T00:00:00" table:style-name="ce4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8-07T00:00:00" table:style-name="ce4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3">
            <text:p>紅組プレーオフ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5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2-09-14T00:00:00" table:style-name="ce4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2-10-02T00:00:00" table:style-name="ce4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07-13T00:00:00" table:style-name="ce4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8-08-27T00:00:00" table:style-name="ce4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9-08-25T00:00:00" table:style-name="ce4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9-08-28T00:00:00" table:style-name="ce4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8-11T00:00:00" table:style-name="ce4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0-08-19T00:00:00" table:style-name="ce4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1-08-25T00:00:00" table:style-name="ce4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1-08-27T00:00:00" table:style-name="ce4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2-08-09T00:00:00" table:style-name="ce4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2-08-29T00:00:00" table:style-name="ce4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6-07-29T00:00:00" table:style-name="ce4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6-08-10T00:00:00" table:style-name="ce4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4-08-07T00:00:00" table:style-name="ce4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4-08-31T00:00:00" table:style-name="ce4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7-07-14T00:00:00" table:style-name="ce4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7-08-06T00:00:00" table:style-name="ce4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2-09-14T00:00:00" table:style-name="ce4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2-10-02T00:00:00" table:style-name="ce4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07-13T00:00:00" table:style-name="ce4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8-08-27T00:00:00" table:style-name="ce4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9-08-25T00:00:00" table:style-name="ce4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9-08-28T00:00:00" table:style-name="ce4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8-11T00:00:00" table:style-name="ce4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0-08-19T00:00:00" table:style-name="ce4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1-08-25T00:00:00" table:style-name="ce4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1-08-27T00:00:00" table:style-name="ce4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2-08-09T00:00:00" table:style-name="ce4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2-08-29T00:00:00" table:style-name="ce4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6-07-29T00:00:00" table:style-name="ce4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6-08-10T00:00:00" table:style-name="ce4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4-08-07T00:00:00" table:style-name="ce4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4-08-31T00:00:00" table:style-name="ce4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7-07-14T00:00:00" table:style-name="ce4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7-08-06T00:00:00" table:style-name="ce4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7-02-15T00:00:00" table:style-name="ce4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3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67-02-06T00:00:00" table:style-name="ce4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3">
            <text:p>決勝</text:p>
          </table:table-cell>
          <table:table-cell table:number-columns-repeated="7" table:style-name="ce2"/>
          <table:table-cell office:value-type="string" table:style-name="ce2">
            <text:p>-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7-02-15T00:00:00" table:style-name="ce4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67-02-06T00:00:00" table:style-name="ce4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number-rows-repeated="1048235" table:style-name="ro1">
          <table:table-cell table:number-columns-repeated="16384"/>
        </table:table-row>
      </table:table>
      <table:database-ranges>
        <table:database-range table:target-range-address="errors.A302:errors.M319" table:contains-header="false">
          <table:sort>
            <table:sort-by table:field-number="1"/>
          </table:sort>
        </table:database-range>
        <table:database-range table:target-range-address="errors.A1:errors.J223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6T07:36:19Z</dc:date>
    <meta:user-defined meta:name="WorkbookGuid">dfd2ee33-1efe-4fa1-a778-61e8eb1776c8</meta:user-defined>
  </office:meta>
</office:document-meta>
</file>